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de <text:a xlink:type="simple" xlink:href="https://www.gnu.org/software/gsl/doc/html/lls.html#simple-linear-regression-example" text:style-name="Internet_20_link" text:visited-style-name="Visited_20_Internet_20_Link">https://www.gnu.org/software/gsl/doc/html/lls.html#simple-linear-regression-example</text:a></text:p>
      <text:p text:style-name="Standard"/>
      <text:p text:style-name="Standard">Realiza un ajuste del tipo <draw:frame draw:style-name="fr1" draw:name="Objeto1" text:anchor-type="as-char" svg:width="2.429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a los datos ingresados.</text:p>
      <text:p text:style-name="Standard"/>
      <text:p text:style-name="Standard"/>
      <text:p text:style-name="Standard">La salida del programa es la siguiente:</text:p>
      <text:p text:style-name="Standard"/>
      <text:p text:style-name="Standard"><text:tab/><text:tab/># best fit: Y = -106.6 + 0.06 X</text:p>
      <text:p text:style-name="Standard"><text:tab/><text:tab/># covariance matrix:</text:p>
      <text:p text:style-name="Standard"><text:tab/><text:tab/># [ 39602, -19.9</text:p>
      <text:p text:style-name="Standard"><text:tab/><text:tab/># -19.9, 0.01]</text:p>
      <text:p text:style-name="Standard"><text:tab/><text:tab/># chisq = 0.8</text:p>
      <text:p text:style-name="Standard"><text:tab/><text:tab/>data: 1970 12 3.16228</text:p>
      <text:p text:style-name="Standard"/>
      <text:p text:style-name="Standard"><text:tab/><text:tab/>data: 1980 11 2.23607</text:p>
      <text:p text:style-name="Standard"/>
      <text:p text:style-name="Standard"><text:tab/><text:tab/>data: 1990 14 1.82574</text:p>
      <text:p text:style-name="Standard"/>
      <text:p text:style-name="Standard"><text:tab/><text:tab/>data: 2000 13 1.58114</text:p>
      <text:p text:style-name="Standard"/>
      <text:p text:style-name="Standard"><text:tab/><text:tab/>fit: 1961 11.06</text:p>
      <text:p text:style-name="Standard"><text:tab/><text:tab/>hi : 1961 14.1276</text:p>
      <text:p text:style-name="Standard"><text:tab/><text:tab/>lo : 1961 7.99243</text:p>
      <text:p text:style-name="Standard"><text:tab/><text:tab/>fit: 1961.3 11.078</text:p>
      <text:p text:style-name="Standard"><text:tab/><text:tab/>hi : 1961.3 14.1172</text:p>
      <text:p text:style-name="Standard"><text:tab/><text:tab/>lo : 1961.3 8.03877</text:p>
      <text:p text:style-name="Standard"><text:tab/><text:tab/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11:42.802429507</dc:date>
    <meta:editing-duration>PT53S</meta:editing-duration>
    <meta:editing-cycles>2</meta:editing-cycles>
    <meta:generator>LibreOffice/7.2.7.2$Linux_X86_64 LibreOffice_project/20$Build-2</meta:generator>
    <meta:document-statistic meta:table-count="0" meta:image-count="0" meta:object-count="1" meta:page-count="1" meta:paragraph-count="19" meta:word-count="81" meta:character-count="502" meta:non-whitespace-character-count="407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∗</mo>
          <mi>X</mi>
        </mrow>
      </mrow>
    </mrow>
    <annotation encoding="StarMath 5.0">Y = c_{0} + c_{1}*X</annotation>
  </semantics>
</math>
</file>